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3.2cm"/>
      <style:paragraph-properties style:writing-mode="tb-rl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5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style:text-properties fo:font-size="54pt" fo:font-weight="bold" style:font-size-asian="54pt" style:font-weight-asian="bold" style:font-size-complex="54pt" style:font-weight-complex="bold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54pt" fo:font-weight="bold" style:font-size-asian="54pt" style:font-weight-asian="bold" style:font-size-complex="54pt" style:font-weight-complex="bold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 xml:id="id2" draw:id="id2">
              <draw:custom-shape draw:style-name="gr1" draw:text-style-name="P1" draw:layer="layout" svg:width="1cm" svg:height="1.8cm" svg:x="3.3cm" svg:y="1.864cm">
                <text:p/>
                <draw:enhanced-geometry svg:viewBox="0 0 21600 21600" draw:glue-points="0 0 0 21600 21600 10800" draw:text-areas="0 ?f3 15150 ?f4" draw:type="right-bracket" draw:modifiers="2638.53414769572" draw:enhanced-path="M 0 0 C 10800 0 21600 ?f3 21600 ?f1 L 21600 ?f2 C 21600 ?f4 10800 21600 0 21600 N">
                  <draw:equation draw:name="f0" draw:formula="$0 /2"/>
                  <draw:equation draw:name="f1" draw:formula="top+$0 "/>
                  <draw:equation draw:name="f2" draw:formula="bottom-$0 "/>
                  <draw:equation draw:name="f3" draw:formula="top+?f0 "/>
                  <draw:equation draw:name="f4" draw:formula="bottom-?f0 "/>
                  <draw:handle draw:handle-position="right $0" draw:handle-range-y-minimum="0" draw:handle-range-y-maximum="10800"/>
                </draw:enhanced-geometry>
              </draw:custom-shape>
              <draw:custom-shape draw:style-name="gr2" draw:text-style-name="P2" draw:layer="layout" svg:width="2.3cm" svg:height="2.3cm" svg:x="4.3cm" svg:y="1.6cm">
                <text:p text:style-name="P2"><text:span text:style-name="T1">D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3" draw:text-style-name="P1" draw:layer="layout" svg:x1="8.2cm" svg:y1="4.1cm" svg:x2="11cm" svg:y2="1cm">
                <text:p/>
              </draw:line>
              <draw:custom-shape draw:style-name="gr1" draw:text-style-name="P1" draw:layer="layout" svg:width="1cm" svg:height="1.8cm" svg:x="7.3cm" svg:y="1.864cm">
                <text:p/>
                <draw:enhanced-geometry svg:viewBox="0 0 21600 21600" draw:glue-points="0 0 0 21600 21600 10800" draw:text-areas="0 ?f3 15150 ?f4" draw:type="right-bracket" draw:modifiers="2638.53414769572" draw:enhanced-path="M 0 0 C 10800 0 21600 ?f3 21600 ?f1 L 21600 ?f2 C 21600 ?f4 10800 21600 0 21600 N">
                  <draw:equation draw:name="f0" draw:formula="$0 /2"/>
                  <draw:equation draw:name="f1" draw:formula="top+$0 "/>
                  <draw:equation draw:name="f2" draw:formula="bottom-$0 "/>
                  <draw:equation draw:name="f3" draw:formula="top+?f0 "/>
                  <draw:equation draw:name="f4" draw:formula="bottom-?f0 "/>
                  <draw:handle draw:handle-position="right $0" draw:handle-range-y-minimum="0" draw:handle-range-y-maximum="10800"/>
                </draw:enhanced-geometry>
              </draw:custom-shape>
              <draw:custom-shape draw:style-name="gr4" draw:text-style-name="P2" draw:layer="layout" svg:width="2.3cm" svg:height="2.3cm" svg:x="8.3cm" svg:y="1.6cm">
                <text:p text:style-name="P2"><text:span text:style-name="T1">W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xml:id="id1" draw:id="id1">
              <draw:custom-shape draw:style-name="gr2" draw:text-style-name="P2" draw:layer="layout" svg:width="2.3cm" svg:height="2.3cm" svg:x="8.3cm" svg:y="6.8cm">
                <text:p text:style-name="P2"><text:span text:style-name="T1">N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3" draw:text-style-name="P1" draw:layer="layout" svg:x1="12.3cm" svg:y1="4.1cm" svg:x2="15.1cm" svg:y2="1cm">
                <text:p/>
              </draw:line>
              <draw:custom-shape draw:style-name="gr1" draw:text-style-name="P1" draw:layer="layout" svg:width="1cm" svg:height="1.8cm" svg:x="11.4cm" svg:y="1.864cm">
                <text:p/>
                <draw:enhanced-geometry svg:viewBox="0 0 21600 21600" draw:glue-points="0 0 0 21600 21600 10800" draw:text-areas="0 ?f3 15150 ?f4" draw:type="right-bracket" draw:modifiers="2638.53414769572" draw:enhanced-path="M 0 0 C 10800 0 21600 ?f3 21600 ?f1 L 21600 ?f2 C 21600 ?f4 10800 21600 0 21600 N">
                  <draw:equation draw:name="f0" draw:formula="$0 /2"/>
                  <draw:equation draw:name="f1" draw:formula="top+$0 "/>
                  <draw:equation draw:name="f2" draw:formula="bottom-$0 "/>
                  <draw:equation draw:name="f3" draw:formula="top+?f0 "/>
                  <draw:equation draw:name="f4" draw:formula="bottom-?f0 "/>
                  <draw:handle draw:handle-position="right $0" draw:handle-range-y-minimum="0" draw:handle-range-y-maximum="10800"/>
                </draw:enhanced-geometry>
              </draw:custom-shape>
              <draw:custom-shape draw:style-name="gr4" draw:text-style-name="P3" draw:layer="layout" svg:width="2.3cm" svg:height="2.3cm" svg:x="12.4cm" svg:y="1.6cm">
                <text:p text:style-name="P3"><text:span text:style-name="T2">DB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2" draw:text-style-name="P4" xml:id="id5" draw:id="id5" draw:layer="layout" svg:width="1.6cm" svg:height="1.6cm" svg:x="8.7cm" svg:y="10.8cm">
              <text:p text:style-name="P2"><text:span text:style-name="T3">C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4" xml:id="id6" draw:id="id6" draw:layer="layout" svg:width="1.6cm" svg:height="1.6cm" svg:x="8.7cm" svg:y="14.4cm">
              <text:p text:style-name="P2"><text:span text:style-name="T3">C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" draw:text-style-name="P5" xml:id="id3" draw:id="id3" draw:layer="layout" svg:width="3.7cm" svg:height="2.4cm" svg:x="7.7cm" svg:y="12.4cm">
              <draw:text-box>
                <text:p text:style-name="P5"><text:span text:style-name="T4">...</text:span></text:p>
              </draw:text-box>
            </draw:frame>
            <draw:connector draw:style-name="gr6" draw:text-style-name="P1" draw:layer="layout" draw:line-skew="0cm -1.05cm" svg:x1="9.45cm" svg:y1="6.8cm" svg:x2="3.3cm" svg:y2="2.75cm" draw:start-shape="id1" draw:start-glue-point="0" draw:end-shape="id2" draw:end-glue-point="3" svg:d="m9450 6800v-1449h-7750v-2601h1600" svg:viewBox="0 0 7751 4051">
              <text:p/>
            </draw:connector>
            <draw:connector draw:style-name="gr6" draw:text-style-name="P1" draw:layer="layout" draw:line-skew="-0.776cm 1.5cm" svg:x1="9.45cm" svg:y1="9.1cm" svg:x2="11.4cm" svg:y2="13.6cm" draw:start-shape="id1" draw:start-glue-point="2" draw:end-shape="id3" draw:end-glue-point="1" svg:d="m9450 9100v900h3950v3600h-2000" svg:viewBox="0 0 3951 4501">
              <text:p/>
            </draw:connector>
            <draw:connector draw:style-name="gr6" draw:text-style-name="P1" draw:layer="layout" draw:line-skew="-1.8cm" svg:x1="7.7cm" svg:y1="13.6cm" svg:x2="8.3cm" svg:y2="7.95cm" draw:start-shape="id3" draw:start-glue-point="3" draw:end-shape="id1" draw:end-glue-point="3" svg:d="m7700 13600h-2300v-5650h2900" svg:viewBox="0 0 2901 5651">
              <text:p/>
            </draw:connector>
            <draw:connector draw:style-name="gr6" draw:text-style-name="P1" draw:layer="layout" svg:x1="19.1cm" svg:y1="2.55cm" svg:x2="10.6cm" svg:y2="7.95cm" draw:start-shape="id4" draw:start-glue-point="1" draw:end-shape="id1" draw:end-glue-point="1" svg:d="m19100 2550h500v5400h-9000" svg:viewBox="0 0 9001 5401">
              <text:p/>
            </draw:connector>
            <draw:connector draw:style-name="gr7" draw:text-style-name="P1" draw:layer="layout" draw:type="line" svg:x1="8.7cm" svg:y1="11.6cm" svg:x2="7.7cm" svg:y2="13.6cm" draw:start-shape="id5" draw:start-glue-point="6" draw:end-shape="id3" draw:end-glue-point="3" svg:d="m8700 11600-1000 2000" svg:viewBox="0 0 1001 2001">
              <text:p/>
            </draw:connector>
            <draw:connector draw:style-name="gr7" draw:text-style-name="P1" draw:layer="layout" draw:type="line" svg:x1="10.3cm" svg:y1="11.6cm" svg:x2="11.4cm" svg:y2="13.6cm" draw:start-shape="id5" draw:start-glue-point="10" draw:end-shape="id3" draw:end-glue-point="1" svg:d="m10300 11600 1100 2000" svg:viewBox="0 0 1101 2001">
              <text:p/>
            </draw:connector>
            <draw:connector draw:style-name="gr7" draw:text-style-name="P1" draw:layer="layout" draw:type="line" svg:x1="7.7cm" svg:y1="13.6cm" svg:x2="8.7cm" svg:y2="15.2cm" draw:start-shape="id3" draw:start-glue-point="3" draw:end-shape="id6" draw:end-glue-point="6" svg:d="m7700 13600 1000 1600" svg:viewBox="0 0 1001 1601">
              <text:p/>
            </draw:connector>
            <draw:connector draw:style-name="gr7" draw:text-style-name="P1" draw:layer="layout" draw:type="line" svg:x1="10.3cm" svg:y1="15.2cm" svg:x2="11.4cm" svg:y2="13.6cm" draw:start-shape="id6" draw:start-glue-point="10" draw:end-shape="id3" draw:end-glue-point="1" svg:d="m10300 15200 1100-1600" svg:viewBox="0 0 1101 1601">
              <text:p/>
            </draw:connector>
            <draw:frame draw:style-name="gr8" draw:text-style-name="P6" draw:layer="layout" svg:width="6.2cm" svg:height="5.85cm" svg:x="14.6cm" svg:y="9.7cm">
              <draw:text-box>
                <text:p text:style-name="P6"><text:span text:style-name="T5">D:</text:span><text:span text:style-name="T5"><text:tab/></text:span><text:span text:style-name="T5">Dispatcher</text:span></text:p>
                <text:p text:style-name="P6"><text:span text:style-name="T5">W:</text:span><text:span text:style-name="T5"><text:tab/></text:span><text:span text:style-name="T5">Worker</text:span></text:p>
                <text:p text:style-name="P6"><text:span text:style-name="T5">DB:</text:span><text:span text:style-name="T5"><text:tab/></text:span><text:span text:style-name="T5">Database</text:span></text:p>
                <text:p text:style-name="P6"><text:span text:style-name="T5">N:</text:span><text:span text:style-name="T5"><text:tab/></text:span><text:span text:style-name="T5">Network</text:span></text:p>
                <text:p text:style-name="P6"><text:span text:style-name="T5">C:</text:span><text:span text:style-name="T5"><text:tab/></text:span><text:span text:style-name="T5">Client</text:span></text:p>
              </draw:text-box>
            </draw:frame>
            <draw:g xml:id="id4" draw:id="id4">
              <draw:line draw:style-name="gr3" draw:text-style-name="P1" draw:layer="layout" svg:x1="16.3cm" svg:y1="4.1cm" svg:x2="19.1cm" svg:y2="1cm">
                <text:p/>
              </draw:line>
              <draw:custom-shape draw:style-name="gr1" draw:text-style-name="P1" draw:layer="layout" svg:width="1cm" svg:height="1.8cm" svg:x="15.4cm" svg:y="1.864cm">
                <text:p/>
                <draw:enhanced-geometry svg:viewBox="0 0 21600 21600" draw:glue-points="0 0 0 21600 21600 10800" draw:text-areas="0 ?f3 15150 ?f4" draw:type="right-bracket" draw:modifiers="2638.53414769572" draw:enhanced-path="M 0 0 C 10800 0 21600 ?f3 21600 ?f1 L 21600 ?f2 C 21600 ?f4 10800 21600 0 21600 N">
                  <draw:equation draw:name="f0" draw:formula="$0 /2"/>
                  <draw:equation draw:name="f1" draw:formula="top+$0 "/>
                  <draw:equation draw:name="f2" draw:formula="bottom-$0 "/>
                  <draw:equation draw:name="f3" draw:formula="top+?f0 "/>
                  <draw:equation draw:name="f4" draw:formula="bottom-?f0 "/>
                  <draw:handle draw:handle-position="right $0" draw:handle-range-y-minimum="0" draw:handle-range-y-maximum="10800"/>
                </draw:enhanced-geometry>
              </draw:custom-shape>
              <draw:custom-shape draw:style-name="gr4" draw:text-style-name="P2" draw:layer="layout" svg:width="2.3cm" svg:height="2.3cm" svg:x="16.4cm" svg:y="1.6cm">
                <text:p text:style-name="P2"><text:span text:style-name="T1">W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0T23:08:31.56</meta:creation-date>
    <dc:date>2013-12-20T23:29:01.64</dc:date>
    <meta:editing-duration>PT12M37S</meta:editing-duration>
    <meta:editing-cycles>6</meta:editing-cycles>
    <meta:generator>LibreOffice/4.0.0.3$Windows_x86 LibreOffice_project/7545bee9c2a0782548772a21bc84a9dcc583b89</meta:generator>
    <meta:document-statistic meta:object-count="31"/>
  </office:meta>
</office:document-meta>
</file>